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custom-shape draw:style-name="gr1" draw:text-style-name="P1" xml:id="id1" draw:id="id1" draw:layer="layout" svg:width="4.25cm" svg:height="2.55cm" svg:x="1.4cm" svg:y="13.3cm">
          <text:p text:style-name="P1">Utilisateur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3.4cm" svg:height="3.7cm" svg:x="15.75cm" svg:y="12.45cm">
          <text:p text:style-name="P1">Bot IRC</text:p>
          <text:p text:style-name="P1">Python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3.9cm" svg:height="3.55cm" svg:x="1.2cm" svg:y="2.1cm">
          <text:p text:style-name="P1">IA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5.65cm" svg:y1="14.575cm" svg:x2="8.709cm" svg:y2="11.191cm" draw:start-shape="id1" draw:start-glue-point="1" draw:end-shape="id2" draw:end-glue-point="7" svg:d="m5650 14575c1800 0 271-3384 3059-3384">
          <text:p/>
        </draw:connector>
        <draw:connector draw:style-name="gr3" draw:text-style-name="P1" draw:layer="layout" draw:type="curve" svg:x1="5.1cm" svg:y1="3.875cm" svg:x2="8.709cm" svg:y2="8.009cm" draw:start-shape="id3" draw:start-glue-point="1" draw:end-shape="id2" draw:end-glue-point="5" svg:d="m5100 3875c2212 0 408 4134 3609 4134">
          <text:p/>
        </draw:connector>
        <draw:connector draw:style-name="gr3" draw:text-style-name="P1" draw:layer="layout" draw:type="curve" svg:x1="11.891cm" svg:y1="11.191cm" svg:x2="15.75cm" svg:y2="14.3cm" draw:start-shape="id2" draw:start-glue-point="9" draw:end-shape="id4" svg:d="m11891 11191c3390 0 1461 3109 3859 3109">
          <text:p/>
        </draw:connector>
        <draw:custom-shape draw:style-name="gr4" draw:text-style-name="P1" xml:id="id5" draw:id="id5" draw:layer="layout" svg:width="3.3cm" svg:height="4cm" svg:x="20.764cm" svg:y="12.3cm">
          <text:p text:style-name="P1">Arduino</text:p>
          <text:p text:style-name="P1">C++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9.15cm" svg:y1="14.3cm" svg:x2="20.764cm" svg:y2="14.3cm" draw:start-shape="id4" draw:start-glue-point="1" draw:end-shape="id5" svg:d="m19150 14300h1614">
          <text:p/>
        </draw:connector>
        <draw:custom-shape draw:style-name="gr5" draw:text-style-name="P1" xml:id="id6" draw:id="id6" draw:layer="layout" svg:width="3.15cm" svg:height="3.4cm" svg:x="15.65cm" svg:y="6.7cm">
          <text:p text:style-name="P1">Bot IRC</text:p>
          <text:p text:style-name="P1">Python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2.55cm" svg:y1="9.6cm" svg:x2="15.65cm" svg:y2="8.4cm" draw:start-shape="id2" draw:start-glue-point="10" draw:end-shape="id6" draw:end-glue-point="3" svg:d="m12550 9600c2326 0 777-1200 3100-1200">
          <text:p/>
        </draw:connector>
        <draw:custom-shape draw:style-name="gr4" draw:text-style-name="P1" xml:id="id8" draw:id="id8" draw:layer="layout" svg:width="3.4cm" svg:height="3.55cm" svg:x="25.3cm" svg:y="6.35cm">
          <text:p text:style-name="P1">Hokuyo</text:p>
          <draw:enhanced-geometry svg:viewBox="0 0 21600 21600" draw:type="rectangle" draw:enhanced-path="M 0 0 L 21600 0 21600 21600 0 21600 0 0 Z N"/>
        </draw:custom-shape>
        <draw:custom-shape draw:style-name="gr4" draw:text-style-name="P1" xml:id="id11" draw:id="id11" draw:layer="layout" svg:width="2.9cm" svg:height="2.9cm" svg:x="25.35cm" svg:y="2.1cm">
          <text:p text:style-name="P1">Webcam</text:p>
          <draw:enhanced-geometry svg:viewBox="0 0 21600 21600" draw:type="rectangle" draw:enhanced-path="M 0 0 L 21600 0 21600 21600 0 21600 0 0 Z N"/>
        </draw:custom-shape>
        <draw:custom-shape draw:style-name="gr5" draw:text-style-name="P1" xml:id="id7" draw:id="id7" draw:layer="layout" svg:width="2.9cm" svg:height="2.7cm" svg:x="20.7cm" svg:y="6.95cm">
          <text:p text:style-name="P1">Driver</text:p>
          <text:p text:style-name="P1">C++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8.8cm" svg:y1="8.4cm" svg:x2="20.7cm" svg:y2="8.3cm" draw:start-shape="id6" draw:start-glue-point="1" draw:end-shape="id7" draw:end-glue-point="3" svg:d="m18800 8400c1425 0 475-100 1900-100">
          <text:p/>
        </draw:connector>
        <draw:connector draw:style-name="gr3" draw:text-style-name="P1" draw:layer="layout" draw:type="curve" svg:x1="23.6cm" svg:y1="8.3cm" svg:x2="25.3cm" svg:y2="8.125cm" draw:start-shape="id7" draw:start-glue-point="1" draw:end-shape="id8" svg:d="m23600 8300c1275 0 425-175 1700-175">
          <text:p/>
        </draw:connector>
        <draw:custom-shape draw:style-name="gr2" draw:text-style-name="P1" xml:id="id10" draw:id="id10" draw:layer="layout" svg:width="2.75cm" svg:height="2.9cm" svg:x="20.7cm" svg:y="2.1cm">
          <text:p text:style-name="P1">Driver</text:p>
          <text:p text:style-name="P1">openCV</text:p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3.15cm" svg:height="3.4cm" svg:x="15.5cm" svg:y="1.8cm">
          <text:p text:style-name="P1">Bot IRC</text:p>
          <text:p text:style-name="P1">Python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1.891cm" svg:y1="8.009cm" svg:x2="15.5cm" svg:y2="3.5cm" draw:start-shape="id2" draw:start-glue-point="11" draw:end-shape="id9" draw:end-glue-point="3" svg:d="m11891 8009c3202 0 1398-4509 3609-4509">
          <text:p/>
        </draw:connector>
        <draw:connector draw:style-name="gr3" draw:text-style-name="P1" draw:layer="layout" draw:type="curve" svg:x1="18.65cm" svg:y1="3.5cm" svg:x2="20.7cm" svg:y2="3.55cm" draw:start-shape="id9" draw:start-glue-point="1" draw:end-shape="id10" svg:d="m18650 3500c1537 0 513 50 2050 50">
          <text:p/>
        </draw:connector>
        <draw:connector draw:style-name="gr3" draw:text-style-name="P1" draw:layer="layout" draw:type="curve" svg:x1="23.45cm" svg:y1="3.55cm" svg:x2="25.35cm" svg:y2="3.55cm" draw:start-shape="id10" draw:start-glue-point="1" draw:end-shape="id11" svg:d="m23450 3550h1900">
          <text:p/>
        </draw:connector>
        <draw:custom-shape draw:style-name="gr4" draw:text-style-name="P1" xml:id="id12" draw:id="id12" draw:layer="layout" svg:width="3.15cm" svg:height="2.4cm" svg:x="25.55cm" svg:y="11.25cm">
          <text:p text:style-name="P1">LED</text:p>
          <draw:enhanced-geometry svg:viewBox="0 0 21600 21600" draw:type="rectangle" draw:enhanced-path="M 0 0 L 21600 0 21600 21600 0 21600 0 0 Z N"/>
        </draw:custom-shape>
        <draw:custom-shape draw:style-name="gr4" draw:text-style-name="P1" xml:id="id13" draw:id="id13" draw:layer="layout" svg:width="3cm" svg:height="2cm" svg:x="25.7cm" svg:y="14.35cm">
          <text:p text:style-name="P1">Moteu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24.064cm" svg:y1="14.3cm" svg:x2="25.55cm" svg:y2="12.45cm" draw:start-shape="id5" draw:end-shape="id12" svg:d="m24064 14300c1114 0 372-1850 1486-1850">
          <text:p/>
        </draw:connector>
        <draw:connector draw:style-name="gr3" draw:text-style-name="P1" draw:layer="layout" draw:type="curve" svg:x1="24.064cm" svg:y1="14.3cm" svg:x2="25.7cm" svg:y2="15.35cm" draw:start-shape="id5" draw:end-shape="id13" draw:end-glue-point="3" svg:d="m24064 14300c1227 0 409 1050 1636 1050">
          <text:p/>
        </draw:connector>
        <draw:connector draw:style-name="gr3" draw:text-style-name="P1" draw:layer="layout" draw:type="curve" svg:x1="12.6cm" svg:y1="17.768cm" svg:x2="17.45cm" svg:y2="16.15cm" draw:start-shape="id14" draw:start-glue-point="10" draw:end-shape="id4" draw:end-glue-point="2" svg:d="m12600 17768c3234 0 4850-539 4850-1618">
          <text:p/>
        </draw:connector>
        <draw:custom-shape draw:style-name="gr2" draw:text-style-name="P1" xml:id="id2" draw:id="id2" draw:layer="layout" svg:width="4.5cm" svg:height="4.5cm" svg:x="8.05cm" svg:y="7.35cm">
          <text:p text:style-name="P1">Serveur</text:p>
          <text:p text:style-name="P1">IR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3.525cm" svg:y1="15.85cm" svg:x2="8.865cm" svg:y2="17.767cm" draw:start-shape="id1" draw:start-glue-point="2" draw:end-shape="id14" svg:d="m3525 15850c0 1278 1780 1917 5340 1917">
          <text:p/>
        </draw:connector>
        <draw:custom-shape draw:style-name="gr4" draw:text-style-name="P2" xml:id="id14" draw:id="id14" draw:layer="layout" svg:width="3.735cm" svg:height="3.735cm" svg:x="8.865cm" svg:y="15.9cm">
          <text:p text:style-name="P1"><text:span text:style-name="T1">Court</text:span></text:p>
          <text:p text:style-name="P1"><text:span text:style-name="T1">Circuit</text:span></text:p>
          <text:p text:style-name="P1"><text:span text:style-name="T1">IR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omas </meta:initial-creator>
    <meta:creation-date>2012-02-19T11:48:25</meta:creation-date>
    <dc:date>2012-02-19T13:49:44</dc:date>
    <dc:creator>Thomas </dc:creator>
    <meta:editing-duration>PT37M35S</meta:editing-duration>
    <meta:editing-cycles>9</meta:editing-cycles>
    <meta:generator>LibreOffice/3.4$Unix LibreOffice_project/340m1$Build-402</meta:generator>
    <meta:document-statistic meta:object-count="28"/>
  </office:meta>
</office:document-meta>
</file>